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6932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b739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8pt" fo:font-weight="bold" style:font-size-asian="18pt" style:font-weight-asian="bold" style:font-name-complex="Arial1" style:font-size-complex="18pt" style:language-complex="pt" style:country-complex="PT"/>
    </style:style>
    <style:style style:name="P14" style:family="paragraph" style:parent-style-name="Heading_20_1">
      <style:paragraph-properties fo:text-align="justify" style:justify-single-word="false"/>
      <style:text-properties fo:color="#000000" style:font-name="arial" fo:font-size="18pt" style:font-size-asian="18pt" style:font-size-complex="18pt"/>
    </style:style>
    <style:style style:name="P15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16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17" style:family="paragraph" style:parent-style-name="Heading_20_2">
      <style:paragraph-properties fo:text-align="justify" style:justify-single-word="false"/>
      <style:text-properties officeooo:paragraph-rsid="000ea3a0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20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style:font-size-asian="12pt" style:font-size-complex="12pt"/>
    </style:style>
    <style:style style:name="T6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in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1" style:family="text">
      <style:text-properties fo:font-weight="bold" style:font-weight-asian="bold" style:font-name-complex="Arial1" style:language-complex="pt" style:country-complex="PT"/>
    </style:style>
    <style:style style:name="T12" style:family="text">
      <style:text-properties fo:font-weight="bold" officeooo:rsid="00222d90" style:font-weight-asian="bold" style:font-name-complex="Arial1" style:language-complex="pt" style:country-complex="PT"/>
    </style:style>
    <style:style style:name="T13" style:family="text">
      <style:text-properties fo:font-weight="bold" officeooo:rsid="00047fbc" style:font-weight-asian="bold" style:font-name-complex="Arial1" style:language-complex="pt" style:country-complex="PT"/>
    </style:style>
    <style:style style:name="T14" style:family="text">
      <style:text-properties fo:font-weight="bold" officeooo:rsid="000ea3a0" style:font-weight-asian="bold" style:font-name-complex="Arial1" style:language-complex="pt" style:country-complex="PT"/>
    </style:style>
    <style:style style:name="T15" style:family="text">
      <style:text-properties fo:font-weight="bold" style:font-name-asian="Arial1" style:font-weight-asian="bold" style:font-name-complex="Arial1" style:language-complex="pt" style:country-complex="PT"/>
    </style:style>
    <style:style style:name="T16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7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8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19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20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21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22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23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24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25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26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27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28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29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30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31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32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33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34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35" style:family="text">
      <style:text-properties fo:font-weight="normal" officeooo:rsid="001b7398" style:font-name-asian="Arial1" style:font-weight-asian="normal" style:font-name-complex="Arial1" style:language-complex="pt" style:country-complex="PT" style:font-weight-complex="normal"/>
    </style:style>
    <style:style style:name="T36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37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38" style:family="text">
      <style:text-properties style:font-name-asian="Arial1" style:font-name-complex="Arial1" style:language-complex="pt" style:country-complex="PT"/>
    </style:style>
    <style:style style:name="T39" style:family="text">
      <style:text-properties officeooo:rsid="0013405f" style:font-name-asian="Arial1" style:font-name-complex="Arial1" style:language-complex="pt" style:country-complex="PT"/>
    </style:style>
    <style:style style:name="T40" style:family="text">
      <style:text-properties officeooo:rsid="001a8142" style:font-name-asian="Arial1" style:font-name-complex="Arial1" style:language-complex="pt" style:country-complex="PT"/>
    </style:style>
    <style:style style:name="T41" style:family="text">
      <style:text-properties officeooo:rsid="0017e9c9" style:font-name-asian="Arial1" style:font-name-complex="Arial1" style:language-complex="pt" style:country-complex="PT"/>
    </style:style>
    <style:style style:name="T42" style:family="text">
      <style:text-properties officeooo:rsid="00169323" style:font-name-asian="Arial1" style:font-name-complex="Arial1" style:language-complex="pt" style:country-complex="PT"/>
    </style:style>
    <style:style style:name="T43" style:family="text">
      <style:text-properties officeooo:rsid="001530fc" style:font-name-asian="Arial1" style:font-name-complex="Arial1" style:language-complex="pt" style:country-complex="PT"/>
    </style:style>
    <style:style style:name="T44" style:family="text">
      <style:text-properties style:font-name-asian="Arial1" style:font-name-complex="Arial1" style:language-complex="pt" style:country-complex="PT" style:font-weight-complex="bold"/>
    </style:style>
    <style:style style:name="T45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46" style:family="text">
      <style:text-properties fo:background-color="#ffffff" loext:char-shading-value="0" style:font-name-complex="Arial1"/>
    </style:style>
    <style:style style:name="T47" style:family="text">
      <style:text-properties officeooo:rsid="0013405f" fo:background-color="#ffffff" loext:char-shading-value="0" style:font-name-complex="Arial1"/>
    </style:style>
    <style:style style:name="T48" style:family="text">
      <style:text-properties officeooo:rsid="0017e9c9" fo:background-color="#ffffff" loext:char-shading-value="0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João Paulo Hotequil</text:p>
      <text:h text:style-name="P17" text:outline-level="2"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4">h</text:span></text:a><text:a xlink:type="simple" xlink:href="mailto:joaohotequil@gmail.com" text:style-name="ListLabel_20_12" text:visited-style-name="ListLabel_20_12"><text:span text:style-name="Internet_20_link"><text:span text:style-name="T1">otequil@</text:span></text:span></text:a><text:a xlink:type="simple" xlink:href="mailto:joaohotequil@gmail.com" text:style-name="ListLabel_20_12" text:visited-style-name="ListLabel_20_12"><text:span text:style-name="Internet_20_link"><text:span text:style-name="T2">protonmail</text:span></text:span></text:a><text:a xlink:type="simple" xlink:href="mailto:joaohotequil@gmail.com" text:style-name="ListLabel_20_12" text:visited-style-name="ListLabel_20_12"><text:span text:style-name="Internet_20_link">.com</text:span></text:a><text:span text:style-name="Internet_20_link"><text:span text:style-name="T5">, </text:span></text:span><text:span text:style-name="Internet_20_link"><text:span text:style-name="T6">desde já agradeço</text:span></text:span><text:span text:style-name="Internet_20_link"><text:span text:style-name="T1">.</text:span></text:span></text:h>
      <text:h text:style-name="P16" text:outline-level="1"/>
      <text:h text:style-name="P14" text:outline-level="1"><text:span text:style-name="T12">O que eu tenho a dizer</text:span><text:span text:style-name="T11">:</text:span></text:h>
      <text:p text:style-name="P1"><text:span text:style-name="lt-line-clamp_5f__5f_raw-line"><text:span text:style-name="T7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8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2"/>
      <text:h text:style-name="P15" text:outline-level="1"><text:span text:style-name="T11">Formaç</text:span><text:span text:style-name="T13">ões</text:span><text:span text:style-name="T11">:</text:span></text:h>
      <text:p text:style-name="P3"><text:span text:style-name="T15">[fevereiro de 2018 – dezembro de 20</text:span><text:span text:style-name="T16">19</text:span><text:span text:style-name="T15">] </text:span><text:span text:style-name="T17">E.E.B. Professor Honório Miranda | Gaspar, Santa Catarina: </text:span><text:span text:style-name="T29">c</text:span><text:span text:style-name="T9">ursei o segundo e terceiro ano do ensino médio.</text:span></text:p>
      <text:p text:style-name="P3"><text:span text:style-name="T15">[fevereiro de 2006 – dezembro de 2017] </text:span><text:span text:style-name="T17">Madre Francisca Lampel | Gaspar, Santa Catarina: </text:span><text:span text:style-name="T29">c</text:span><text:span text:style-name="T10">ursei o ensino fundamental (I e II) e o primeiro ano do ensino médio.</text:span></text:p>
      <text:p text:style-name="P11"/>
      <text:h text:style-name="P15" text:outline-level="1"><text:span text:style-name="T13">E</text:span><text:span text:style-name="T11">specializações, </text:span><text:span text:style-name="T14">t</text:span><text:span text:style-name="T11">reinamentos e cursos:</text:span></text:h>
      <text:p text:style-name="P18"><text:span text:style-name="T15">[</text:span><text:span text:style-name="T26">dezembro</text:span><text:span text:style-name="T15"> de </text:span><text:span text:style-name="T26">2020</text:span><text:span text:style-name="T15"> – </text:span><text:span text:style-name="T26">dezembro</text:span><text:span text:style-name="T15"> de </text:span><text:span text:style-name="T26">2020</text:span><text:span text:style-name="T15">] </text:span><text:span text:style-name="T26">Microsoft</text:span><text:span text:style-name="T17"> </text:span><text:span text:style-name="T18">(</text:span><text:span text:style-name="T21">2</text:span><text:span text:style-name="T18"> horas)</text:span><text:span text:style-name="T17"> | Blumenau, Santa Catarina: </text:span><text:span text:style-name="T36">realizei o exame 70-480 da Microsoft na ProWay com perguntas de HTML5, CSS3 e JavaScript, minha pontuação final foi de 909 pontos</text:span><text:span text:style-name="T17">.</text:span></text:p>
      <text:p text:style-name="P19"><text:span text:style-name="T17">[</text:span><text:span text:style-name="T22">outubro</text:span><text:span text:style-name="T17"> de </text:span><text:span text:style-name="T21">2020</text:span><text:span text:style-name="T17"> – </text:span><text:span text:style-name="T22">outubro</text:span><text:span text:style-name="T17"> de </text:span><text:span text:style-name="T21">2020</text:span><text:span text:style-name="T17">] </text:span><text:span text:style-name="T22">Apex</text:span><text:span text:style-name="T17"> </text:span><text:span text:style-name="T18">(</text:span><text:span text:style-name="T22">3</text:span><text:span text:style-name="T18"> horas)</text:span><text:span text:style-name="T17"> | Blumenau, Santa Catarina: </text:span><text:span text:style-name="T37">participei de um workshop sobre empreendedorismo</text:span><text:span text:style-name="T17">.</text:span></text:p>
      <text:p text:style-name="P19"><text:soft-page-break/><text:span text:style-name="T17">[</text:span><text:span text:style-name="T22">outubro</text:span><text:span text:style-name="T17"> de </text:span><text:span text:style-name="T21">2020</text:span><text:span text:style-name="T17"> – </text:span><text:span text:style-name="T22">outubro</text:span><text:span text:style-name="T17"> de </text:span><text:span text:style-name="T21">2020</text:span><text:span text:style-name="T17">] </text:span><text:span text:style-name="T22">Apex</text:span><text:span text:style-name="T17"> </text:span><text:span text:style-name="T18">(</text:span><text:span text:style-name="T22">3</text:span><text:span text:style-name="T18"> horas)</text:span><text:span text:style-name="T17"> | Blumenau, Santa Catarina: </text:span><text:span text:style-name="T37">participei de um workshop sobre planejamento de carreira</text:span><text:span text:style-name="T17">.</text:span></text:p>
      <text:p text:style-name="P4"><text:span text:style-name="T15">[janeiro de 2019 – junho de 2019]</text:span><text:span text:style-name="T38"> </text:span><text:span text:style-name="T17">Apex </text:span><text:span text:style-name="T18">(180 horas)</text:span><text:span text:style-name="T17"> | Blumenau, Santa Catarina: </text:span><text:span text:style-name="T29">t</text:span><text:span text:style-name="T28">reinamento de alta performance de desenvolvimento e programação </text:span><text:span text:style-name="T30">f</text:span><text:span text:style-name="T28">ront-end </text:span><text:span text:style-name="T31">usando</text:span><text:span text:style-name="T28"> HTML5, CSS3 </text:span><text:span text:style-name="T32">(SASS e SCSS)</text:span><text:span text:style-name="T28">, JavaScript, TypeScript, testes, Angular 6, ReactJS, VueJS, Git </text:span><text:span text:style-name="T31">e </text:span><text:span text:style-name="T28">GitHub, </text:span><text:span text:style-name="T31">W</text:span><text:span text:style-name="T28">ebpack </text:span><text:span text:style-name="T31">e</text:span><text:span text:style-name="T28"> Gulp</text:span><text:span text:style-name="T17">.</text:span></text:p>
      <text:p text:style-name="P4"><text:span text:style-name="T15">[dezembro de 2018 - dezembro de 2018]</text:span><text:span text:style-name="T38"> </text:span><text:span text:style-name="T17">Apex </text:span><text:span text:style-name="T18">(16 horas)</text:span><text:span text:style-name="T17"> | Blumenau, Santa Catarina: </text:span><text:span text:style-name="T29">tr</text:span><text:span text:style-name="T28">einamento de alta performance de </text:span><text:span text:style-name="T33">l</text:span><text:span text:style-name="T28">ógica de </text:span><text:span text:style-name="T33">p</text:span><text:span text:style-name="T28">rogramação </text:span><text:span text:style-name="T34">sobre</text:span><text:span text:style-name="T28"> boas práticas, manipulação de textos, criação de objetos, armazenamento de dados em listas e tópicos avançados </text:span><text:span text:style-name="T33">da linguagem</text:span><text:span text:style-name="T28">.</text:span></text:p>
      <text:p text:style-name="P5"><text:span text:style-name="T15">[dezembro de 2018 - dezembro de 2018]</text:span><text:span text:style-name="T38"> </text:span><text:span text:style-name="T17">Apex </text:span><text:span text:style-name="T18">(16 horas)</text:span><text:span text:style-name="T17"> | Blumenau, Santa Catarina: </text:span><text:span text:style-name="T29">t</text:span><text:span text:style-name="T28">reinamento</text:span><text:span text:style-name="T38"> de alta performance de </text:span><text:span text:style-name="T39">b</text:span><text:span text:style-name="T38">anco de </text:span><text:span text:style-name="T39">d</text:span><text:span text:style-name="T38">ados </text:span><text:span text:style-name="T39">sobre</text:span><text:span text:style-name="T38"> </text:span><text:span text:style-name="T46">instalação, configuração, conceitos básicos, comandos para manipulação de tabelas, texto </text:span><text:span text:style-name="T47">e</text:span><text:span text:style-name="T46"> data, operadores, </text:span><text:span text:style-name="T47">funções </text:span><text:span text:style-name="T46">básicas </text:span><text:span text:style-name="T47">e intermediárias</text:span><text:span text:style-name="T46">, normalização de dados, relacionamento entre tabelas, </text:span><text:span text:style-name="T47">unificação de </text:span><text:span text:style-name="T46">tabelas, realização de consultas, criação de views, indexação de tabelas, backup d</text:span><text:span text:style-name="T47">e</text:span><text:span text:style-name="T46"> dados e restaura</text:span><text:span text:style-name="T47">ção</text:span><text:span text:style-name="T46"> </text:span><text:span text:style-name="T47">d</text:span><text:span text:style-name="T46">as informações da base através do backup</text:span><text:span text:style-name="T38">.</text:span></text:p>
      <text:p text:style-name="P5"><text:span text:style-name="T15">[100% concluído]</text:span><text:span text:style-name="T38"> </text:span><text:span text:style-name="T17">Udemy </text:span><text:span text:style-name="T19">(</text:span><text:span text:style-name="T27">54 horas</text:span><text:span text:style-name="T19">)</text:span><text:span text:style-name="T17"> | EAD:</text:span><text:span text:style-name="T38"> </text:span><text:span text:style-name="T40">t</text:span><text:span text:style-name="T38">reinamento básico de desenvolvimento e programação </text:span><text:span text:style-name="T41">f</text:span><text:span text:style-name="T38">ront-end </text:span><text:span text:style-name="T41">utilizando</text:span><text:span text:style-name="T38"> </text:span><text:span text:style-name="T46">HTML5, CSS3 </text:span><text:span text:style-name="T48">e</text:span><text:span text:style-name="T46"> J</text:span><text:span text:style-name="T48">ava</text:span><text:span text:style-name="T46">S</text:span><text:span text:style-name="T48">cript</text:span><text:span text:style-name="T46"> e</text:span><text:span text:style-name="T48">m cinco</text:span><text:span text:style-name="T46"> </text:span><text:span text:style-name="T48">p</text:span><text:span text:style-name="T46">rojetos.</text:span></text:p>
      <text:p text:style-name="P6"><text:span text:style-name="T15">[100% concluído]</text:span><text:span text:style-name="T38"> </text:span><text:span text:style-name="T17">Udemy </text:span><text:span text:style-name="T20">(10 horas)</text:span><text:span text:style-name="T17"> | EAD:</text:span><text:span text:style-name="T38"> </text:span><text:span text:style-name="T40">t</text:span><text:span text:style-name="T38">reinamento básico de inglês </text:span><text:span text:style-name="T42">sobre</text:span><text:span text:style-name="T38"> </text:span><text:span text:style-name="T42">metodologia </text:span><text:span text:style-name="T38">para ser fluente.</text:span><text:bookmark text:name="_GoBack"/></text:p>
      <text:p text:style-name="P7"><text:span text:style-name="T15">[setembro de 2018 – fevereiro de 2019]</text:span><text:span text:style-name="T38"> </text:span><text:span text:style-name="T17">Instituto Mix </text:span><text:span text:style-name="T19">(96 horas)</text:span><text:span text:style-name="T17"> | Gaspar, Santa Catarina:</text:span><text:span text:style-name="T38"> </text:span><text:span text:style-name="T29">t</text:span><text:span text:style-name="T28">reinamento</text:span><text:span text:style-name="T38"> básico de </text:span><text:span text:style-name="T43">m</text:span><text:span text:style-name="T38">ontagem e </text:span><text:span text:style-name="T43">m</text:span><text:span text:style-name="T38">anutenção </text:span><text:span text:style-name="T43">de</text:span><text:span text:style-name="T38"> hardware e redes.</text:span></text:p>
      <text:p text:style-name="P7"><text:span text:style-name="T15">[maio de 2017 – outubro de 2018]</text:span><text:span text:style-name="T38"> </text:span><text:span text:style-name="T17">GERAR </text:span><text:span text:style-name="T19">(1280 horas)</text:span><text:span text:style-name="T17"> | Gaspar e Blumenau, Santa Catarina: </text:span><text:span text:style-name="T29">c</text:span><text:span text:style-name="T28">urso</text:span><text:span text:style-name="T44"> de </text:span><text:span text:style-name="T45">a</text:span><text:span text:style-name="T44">dministração como menor aprendiz.</text:span></text:p>
      <text:p text:style-name="P12"/>
      <text:p text:style-name="P13">Experiência:</text:p>
      <text:p text:style-name="P8"><text:span text:style-name="T15">[</text:span><text:span text:style-name="T23">janeiro</text:span><text:span text:style-name="T15"> de </text:span><text:span text:style-name="T23">2020</text:span><text:span text:style-name="T15"> – </text:span><text:span text:style-name="T23">até o momento</text:span><text:span text:style-name="T15">] </text:span><text:span text:style-name="T24">Desenvolvedor front-end</text:span><text:span text:style-name="T15"> | </text:span><text:span text:style-name="T24">Velow </text:span><text:span text:style-name="T25">Sistemas</text:span><text:span text:style-name="T15">: </text:span><text:span text:style-name="T35">t</text:span><text:span text:style-name="T28">rabalho atualmente como desenvolvedor front-end júnior.</text:span></text:p>
      <text:p text:style-name="P10"><text:span text:style-name="T15">[maio de </text:span><text:span text:style-name="T24">2019</text:span><text:span text:style-name="T15"> – </text:span><text:span text:style-name="T23">dezembro de 2019</text:span><text:span text:style-name="T15">] </text:span><text:span text:style-name="T24">Estagiário de programação</text:span><text:span text:style-name="T15"> | </text:span><text:span text:style-name="T24">Velow </text:span><text:span text:style-name="T25">Sistemas</text:span><text:span text:style-name="T15">: </text:span><text:span text:style-name="T29">a</text:span><text:span text:style-name="T28">tuei como estagiário de programação por uma pequena fração de tempo, com isso consegui ser efetivado na empresa.</text:span></text:p>
      <text:p text:style-name="P9"><text:soft-page-break/><text:span text:style-name="T15">[maio de 2017 – outubro de 2018] Auxiliar de TI | Fazzenda Park Hotel: </text:span><text:span text:style-name="T29">e</text:span><text:span text:style-name="T28">u era um menor aprendiz, com 14 anos, tive muitas responsabilidades e ordens de serviço para fazer, ganhei muita experiência na parte de infra e suporte na área de TI.</text:span></text:p>
      <text:p text:style-name="P2"><text:span text:style-name="T15">[junho de 2016 – janeiro de 2017] </text:span><text:span text:style-name="T24">Apresentador de rádio</text:span><text:span text:style-name="T15"> | Rádio Sentinela do Vale: </text:span><text:span text:style-name="T29">t</text:span><text:span text:style-name="T28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111in" fo:margin-bottom="0.472in" loext:contextual-spacing="false" fo:line-height="100%"/>
      <style:text-properties fo:color="#25c0d5" style:font-name="Arial" fo:font-family="Arial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5in" fo:margin-bottom="0.670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5in" fo:margin-bottom="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83</meta:editing-cycles>
    <meta:print-date>2019-02-01T12:54:00</meta:print-date>
    <meta:creation-date>2018-01-13T12:08:00</meta:creation-date>
    <dc:date>2020-12-16T22:22:07.755896162</dc:date>
    <meta:editing-duration>PT9H23M18S</meta:editing-duration>
    <meta:generator>LibreOffice/6.0.7.3$Linux_X86_64 LibreOffice_project/00m0$Build-3</meta:generator>
    <meta:document-statistic meta:table-count="0" meta:image-count="0" meta:object-count="0" meta:page-count="3" meta:paragraph-count="23" meta:word-count="657" meta:character-count="4322" meta:non-whitespace-character-count="36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